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officeooo:paragraph-rsid="0017bcd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7bcdb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9b846" style:font-size-asian="11pt" style:font-size-complex="11pt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7bcdb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9b846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5b5c2" officeooo:paragraph-rsid="0015b5c2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1e15b8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style:line-height-at-least="0.198in" fo:text-align="center" style:justify-single-word="false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1e15b8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25b54b" officeooo:paragraph-rsid="0025b54b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15b8" style:font-size-asian="11pt" style:font-size-complex="11pt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83d4" style:font-size-asian="11pt" style:font-size-complex="11pt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7bcdb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15b8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9b846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83d4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fc8ea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23b9c4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  <style:text-properties officeooo:paragraph-rsid="001e15b8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officeooo:rsid="0018e585" fo:background-color="#eeeeee" loext:char-shading-value="0" style:font-weight-asian="normal" style:font-weight-complex="normal" fo:padding="0in" fo:border="none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officeooo:rsid="0019b846" fo:background-color="#eeeeee" loext:char-shading-value="0" style:font-weight-asian="normal" style:font-weight-complex="normal" fo:padding="0in" fo:border="none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officeooo:rsid="001fc8ea" fo:background-color="#eeeeee" loext:char-shading-value="0" style:font-weight-asian="normal" style:font-weight-complex="normal" fo:padding="0in" fo:border="none"/>
    </style:style>
    <style:style style:name="T7" style:family="text">
      <style:text-properties fo:font-variant="normal" fo:text-transform="none" fo:color="#000000" style:font-name="Consolas" fo:font-size="9.75pt" fo:letter-spacing="normal" fo:font-style="normal" fo:font-weight="normal" officeooo:rsid="001ff4b6" fo:background-color="#eeeeee" loext:char-shading-value="0" style:font-weight-asian="normal" style:font-weight-complex="normal" fo:padding="0in" fo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officeooo:rsid="0023b9c4" fo:background-color="#eeeeee" loext:char-shading-value="0" style:font-weight-asian="normal" style:font-weight-complex="normal" fo:padding="0in" fo:border="none"/>
    </style:style>
    <style:style style:name="T9" style:family="text">
      <style:text-properties fo:font-variant="normal" fo:text-transform="none" fo:color="#000000" style:font-name="Consolas" fo:font-size="9.75pt" fo:letter-spacing="normal" fo:font-style="normal" fo:font-weight="normal" officeooo:rsid="0023d372" fo:background-color="#eeeeee" loext:char-shading-value="0" style:font-weight-asian="normal" style:font-weight-complex="normal" fo:padding="0in" fo:border="none"/>
    </style:style>
    <style:style style:name="T10" style:family="text">
      <style:text-properties fo:font-variant="normal" fo:text-transform="none" fo:color="#000000" style:font-name="Consolas" fo:font-size="9.75pt" fo:letter-spacing="normal" fo:font-style="normal" fo:font-weight="normal" officeooo:rsid="0015b5c2" fo:background-color="#eeeeee" loext:char-shading-value="0" style:font-size-asian="11pt" style:font-weight-asian="normal" style:font-size-complex="11pt" style:font-weight-complex="normal" fo:padding="0in" fo:border="none"/>
    </style:style>
    <style:style style:name="T11" style:family="text">
      <style:text-properties fo:font-variant="normal" fo:text-transform="none" fo:color="#000000" style:font-name="Consolas" fo:font-size="9.75pt" fo:letter-spacing="normal" fo:font-style="normal" fo:font-weight="normal" officeooo:rsid="0017bcdb" fo:background-color="#eeeeee" loext:char-shading-value="0" style:font-size-asian="11pt" style:font-weight-asian="normal" style:font-size-complex="11pt" style:font-weight-complex="normal" fo:padding="0in" fo:border="none"/>
    </style:style>
    <style:style style:name="T12" style:family="text">
      <style:text-properties fo:font-variant="normal" fo:text-transform="none" fo:color="#000000" fo:letter-spacing="normal" fo:font-weight="normal" fo:background-color="#eeeeee" loext:char-shading-value="0" style:font-weight-asian="normal" style:font-weight-complex="normal" fo:padding="0in" fo:border="none"/>
    </style:style>
    <style:style style:name="T13" style:family="text">
      <style:text-properties fo:font-variant="normal" fo:text-transform="none" fo:color="#000000" fo:letter-spacing="normal" fo:font-weight="normal" officeooo:rsid="0017bcdb" fo:background-color="#eeeeee" loext:char-shading-value="0" style:font-weight-asian="normal" style:font-weight-complex="normal" fo:padding="0in" fo:border="none"/>
    </style:style>
    <style:style style:name="T14" style:family="text">
      <style:text-properties fo:font-variant="normal" fo:text-transform="none" fo:color="#000000" fo:letter-spacing="normal" fo:font-weight="normal" officeooo:rsid="0019b846" fo:background-color="#eeeeee" loext:char-shading-value="0" style:font-weight-asian="normal" style:font-weight-complex="normal" fo:padding="0in" fo:border="none"/>
    </style:style>
    <style:style style:name="T15" style:family="text">
      <style:text-properties fo:font-variant="normal" fo:text-transform="none" fo:color="#000000" fo:letter-spacing="normal" fo:font-weight="normal" officeooo:rsid="001e15b8" fo:background-color="#eeeeee" loext:char-shading-value="0" style:font-weight-asian="normal" style:font-weight-complex="normal" fo:padding="0in" fo:border="none"/>
    </style:style>
    <style:style style:name="T16" style:family="text">
      <style:text-properties fo:font-variant="normal" fo:text-transform="none" fo:color="#000000" fo:letter-spacing="normal" fo:font-weight="normal" officeooo:rsid="001e83d4" fo:background-color="#eeeeee" loext:char-shading-value="0" style:font-weight-asian="normal" style:font-weight-complex="normal" fo:padding="0in" fo:border="none"/>
    </style:style>
    <style:style style:name="T17" style:family="text">
      <style:text-properties fo:font-variant="normal" fo:text-transform="none" fo:color="#000000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18" style:family="text">
      <style:text-properties fo:font-variant="normal" fo:text-transform="none" fo:color="#000000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19" style:family="text">
      <style:text-properties fo:font-variant="normal" fo:text-transform="none" fo:color="#000000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20" style:family="text">
      <style:text-properties officeooo:rsid="0025b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SDB SCHEMA</text:p>
      <text:p text:style-name="P8"/>
      <text:p text:style-name="P8">prasad@p:~$ mysql -u root -p</text:p>
      <text:p text:style-name="P8">Enter password: <text:span text:style-name="T20">tiger</text:span></text:p>
      <text:p text:style-name="P7">grant all on casdb.* to 'casuser' identified by 'usercas';</text:p>
      <text:p text:style-name="P7">use casdb;</text:p>
      <text:p text:style-name="P10">(username:casuser, password:usercas)</text:p>
      <text:p text:style-name="P1"><text:span text:style-name="Source_20_Text"><text:span text:style-name="T10">create table if not exists </text:span></text:span><text:span text:style-name="Source_20_Text"><text:span text:style-name="T11">user</text:span></text:span></text:p>
      <text:p text:style-name="P1"><text:span text:style-name="Source_20_Text"><text:span text:style-name="T1">(</text:span></text:span></text:p>
      <text:p text:style-name="P4"><text:span text:style-name="Source_20_Text"><text:span text:style-name="T12"><text:s text:c="4"/></text:span></text:span><text:span text:style-name="Source_20_Text"><text:span text:style-name="T13">user_</text:span></text:span><text:span text:style-name="Source_20_Text"><text:span text:style-name="T1">id int not null auto_increment, </text:span></text:span></text:p>
      <text:p text:style-name="P4"><text:span text:style-name="Source_20_Text"><text:span text:style-name="T12"><text:s text:c="4"/></text:span></text:span><text:span text:style-name="Source_20_Text"><text:span text:style-name="T13">user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4"><text:span text:style-name="Source_20_Text"><text:span text:style-name="T12"><text:s text:c="4"/></text:span></text:span><text:span text:style-name="Source_20_Text"><text:span text:style-name="T14">user_</text:span></text:span><text:span text:style-name="Source_20_Text"><text:span text:style-name="T13">password</text:span></text:span><text:span text:style-name="Source_20_Text"><text:span text:style-name="T1"> varchar(30) not null, </text:span></text:span></text:p>
      <text:p text:style-name="P4"><text:span text:style-name="Source_20_Text"><text:span text:style-name="T12"><text:s text:c="4"/></text:span></text:span><text:span text:style-name="Source_20_Text"><text:span text:style-name="T14">user_</text:span></text:span><text:span text:style-name="Source_20_Text"><text:span text:style-name="T13">email_id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6"><text:span text:style-name="Source_20_Text"><text:span text:style-name="T12"><text:s text:c="4"/></text:span></text:span><text:span text:style-name="Source_20_Text"><text:span text:style-name="T1">primary key (</text:span></text:span><text:span text:style-name="Source_20_Text"><text:span text:style-name="T2">user_</text:span></text:span><text:span text:style-name="Source_20_Text"><text:span text:style-name="T1">id)</text:span></text:span></text:p>
      <text:p text:style-name="P6"/>
      <text:p text:style-name="P4"><text:span text:style-name="Source_20_Text"><text:span text:style-name="T1">);</text:span></text:span></text:p>
      <text:p text:style-name="P4"/>
      <text:p text:style-name="P2"><text:span text:style-name="Source_20_Text"><text:span text:style-name="T1">create table if not exists </text:span></text:span><text:span text:style-name="Source_20_Text"><text:span text:style-name="T3">workbench</text:span></text:span></text:p>
      <text:p text:style-name="P5"><text:span text:style-name="Source_20_Text"><text:span text:style-name="T1">(</text:span></text:span></text:p>
      <text:p text:style-name="P5"><text:span text:style-name="Source_20_Text"><text:span text:style-name="T12"><text:s text:c="4"/></text:span></text:span><text:span text:style-name="Source_20_Text"><text:span text:style-name="T14">workbench_id</text:span></text:span><text:span text:style-name="Source_20_Text"><text:span text:style-name="T1"> int not null auto_increment, </text:span></text:span></text:p>
      <text:p text:style-name="P5"><text:span text:style-name="Source_20_Text"><text:span text:style-name="T12"><text:s text:c="4"/></text:span></text:span><text:span text:style-name="Source_20_Text"><text:span text:style-name="T15">workbench</text:span></text:span><text:span text:style-name="Source_20_Text"><text:span text:style-name="T13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5"><text:span text:style-name="Source_20_Text"><text:span text:style-name="T12"><text:s text:c="4"/></text:span></text:span><text:span text:style-name="Source_20_Text"><text:span text:style-name="T15">workbench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7"><text:span text:style-name="Source_20_Text"><text:span text:style-name="T6"><text:s text:c="8"/>user_</text:span></text:span><text:span text:style-name="Source_20_Text"><text:span text:style-name="T8">id</text:span></text:span><text:span text:style-name="Source_20_Text"><text:span text:style-name="T6"> int </text:span></text:span><text:span text:style-name="Source_20_Text"><text:span text:style-name="T8">not null</text:span></text:span><text:span text:style-name="Source_20_Text"><text:span text:style-name="T6">,</text:span></text:span></text:p>
      <text:p text:style-name="P14"><text:span text:style-name="Source_20_Text"><text:span text:style-name="T12"><text:s text:c="4"/></text:span></text:span><text:span text:style-name="Source_20_Text"><text:span text:style-name="T1">primary key (</text:span></text:span><text:span text:style-name="Source_20_Text"><text:span text:style-name="T4">workbench_</text:span></text:span><text:span text:style-name="Source_20_Text"><text:span text:style-name="T1">id),</text:span></text:span></text:p>
      <text:p text:style-name="P14"><text:span text:style-name="Source_20_Text"><text:span text:style-name="T12"><text:s text:c="4"/></text:span></text:span><text:span text:style-name="Source_20_Text"><text:span text:style-name="T1">foreign key (</text:span></text:span><text:span text:style-name="Source_20_Text"><text:span text:style-name="T4">user</text:span></text:span><text:span text:style-name="Source_20_Text"><text:span text:style-name="T7">_</text:span></text:span><text:span text:style-name="Source_20_Text"><text:span text:style-name="T9">id</text:span></text:span><text:span text:style-name="Source_20_Text"><text:span text:style-name="T1">) references user(</text:span></text:span><text:span text:style-name="Source_20_Text"><text:span text:style-name="T4">user</text:span></text:span><text:span text:style-name="Source_20_Text"><text:span text:style-name="T1">_id)</text:span></text:span></text:p>
      <text:p text:style-name="P5"><text:span text:style-name="Source_20_Text"><text:span text:style-name="T1">);</text:span></text:span></text:p>
      <text:p text:style-name="P5"/>
      <text:p text:style-name="P11"><text:span text:style-name="Source_20_Text"><text:span text:style-name="T1">create table if not exists </text:span></text:span><text:span text:style-name="Source_20_Text"><text:span text:style-name="T3">project</text:span></text:span></text:p>
      <text:p text:style-name="P14"><text:span text:style-name="Source_20_Text"><text:span text:style-name="T1">(</text:span></text:span></text:p>
      <text:p text:style-name="P14"><text:span text:style-name="Source_20_Text"><text:span text:style-name="T12"><text:s text:c="4"/></text:span></text:span><text:span text:style-name="Source_20_Text"><text:span text:style-name="T14">project_id</text:span></text:span><text:span text:style-name="Source_20_Text"><text:span text:style-name="T1"> int not null auto_increment, </text:span></text:span></text:p>
      <text:p text:style-name="P14"><text:span text:style-name="Source_20_Text"><text:span text:style-name="T12"><text:s text:c="4"/></text:span></text:span><text:span text:style-name="Source_20_Text"><text:span text:style-name="T15">project</text:span></text:span><text:span text:style-name="Source_20_Text"><text:span text:style-name="T13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4"><text:span text:style-name="Source_20_Text"><text:span text:style-name="T12"><text:s text:c="4"/></text:span></text:span><text:span text:style-name="Source_20_Text"><text:span text:style-name="T15">project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8"><text:span text:style-name="Source_20_Text"><text:span text:style-name="T12"><text:s text:c="4"/></text:span></text:span><text:span text:style-name="Source_20_Text"><text:span text:style-name="T14">workbench_id</text:span></text:span><text:span text:style-name="Source_20_Text"><text:span text:style-name="T1"> int not null,</text:span></text:span></text:p>
      <text:p text:style-name="P14"><text:span text:style-name="Source_20_Text"><text:span text:style-name="T12"><text:s text:c="4"/></text:span></text:span><text:span text:style-name="Source_20_Text"><text:span text:style-name="T1">primary key (</text:span></text:span><text:span text:style-name="Source_20_Text"><text:span text:style-name="T4">project_</text:span></text:span><text:span text:style-name="Source_20_Text"><text:span text:style-name="T1">id),</text:span></text:span></text:p>
      <text:p text:style-name="P14"><text:span text:style-name="Source_20_Text"><text:span text:style-name="T12"><text:s text:c="4"/></text:span></text:span><text:span text:style-name="Source_20_Text"><text:span text:style-name="T1">foreign key (</text:span></text:span><text:span text:style-name="Source_20_Text"><text:span text:style-name="T4">workbench</text:span></text:span><text:span text:style-name="Source_20_Text"><text:span text:style-name="T1">_id) references workbench(</text:span></text:span><text:span text:style-name="Source_20_Text"><text:span text:style-name="T4">workbench</text:span></text:span><text:span text:style-name="Source_20_Text"><text:span text:style-name="T1">_id)</text:span></text:span></text:p>
      <text:p text:style-name="P19"><text:span text:style-name="Source_20_Text"><text:span text:style-name="T3">);</text:span></text:span></text:p>
      <text:p text:style-name="P19"><text:span text:style-name="Source_20_Text"><text:span text:style-name="T3"/></text:span></text:p>
      <text:p text:style-name="P3"><text:span text:style-name="Source_20_Text"><text:span text:style-name="T1">create table if not exists </text:span></text:span><text:span text:style-name="Source_20_Text"><text:span text:style-name="T4">server</text:span></text:span></text:p>
      <text:p text:style-name="P6"><text:span text:style-name="Source_20_Text"><text:span text:style-name="T1">(</text:span></text:span></text:p>
      <text:p text:style-name="P6"><text:soft-page-break/><text:span text:style-name="Source_20_Text"><text:span text:style-name="T12"><text:s text:c="4"/></text:span></text:span><text:span text:style-name="Source_20_Text"><text:span text:style-name="T15">server</text:span></text:span><text:span text:style-name="Source_20_Text"><text:span text:style-name="T14">_id</text:span></text:span><text:span text:style-name="Source_20_Text"><text:span text:style-name="T1"> int not null auto_increment, </text:span></text:span></text:p>
      <text:p text:style-name="P6"><text:span text:style-name="Source_20_Text"><text:span text:style-name="T12"><text:s text:c="4"/></text:span></text:span><text:span text:style-name="Source_20_Text"><text:span text:style-name="T15">server</text:span></text:span><text:span text:style-name="Source_20_Text"><text:span text:style-name="T13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4"><text:span text:style-name="Source_20_Text"><text:span text:style-name="T12"><text:s text:c="4"/></text:span></text:span><text:span text:style-name="Source_20_Text"><text:span text:style-name="T15">server_username</text:span></text:span><text:span text:style-name="Source_20_Text"><text:span text:style-name="T1"> varchar(30) not null,</text:span></text:span></text:p>
      <text:p text:style-name="P6"><text:span text:style-name="Source_20_Text"><text:span text:style-name="T12"><text:s text:c="4"/></text:span></text:span><text:span text:style-name="Source_20_Text"><text:span text:style-name="T15">server_</text:span></text:span><text:span text:style-name="Source_20_Text"><text:span text:style-name="T13">password</text:span></text:span><text:span text:style-name="Source_20_Text"><text:span text:style-name="T1"> varchar(30) not null, </text:span></text:span></text:p>
      <text:p text:style-name="P6"><text:span text:style-name="Source_20_Text"><text:span text:style-name="T12"><text:s text:c="4"/></text:span></text:span><text:span text:style-name="Source_20_Text"><text:span text:style-name="T15">server_ipaddress</text:span></text:span><text:span text:style-name="Source_20_Text"><text:span text:style-name="T1"> varchar(30) not null, </text:span></text:span></text:p>
      <text:p text:style-name="P6"><text:span text:style-name="Source_20_Text"><text:span text:style-name="T12"><text:s text:c="4"/></text:span></text:span><text:span text:style-name="Source_20_Text"><text:span text:style-name="T15">server_logfile_path</text:span></text:span><text:span text:style-name="Source_20_Text"><text:span text:style-name="T1"> varchar(30), </text:span></text:span></text:p>
      <text:p text:style-name="P6"><text:span text:style-name="Source_20_Text"><text:span text:style-name="T12"><text:s text:c="4"/></text:span></text:span><text:span text:style-name="Source_20_Text"><text:span text:style-name="T15">server_type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4"><text:span text:style-name="Source_20_Text"><text:span text:style-name="T12"><text:s text:c="4"/></text:span></text:span><text:span text:style-name="Source_20_Text"><text:span text:style-name="T18">server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8"><text:span text:style-name="Source_20_Text"><text:span text:style-name="T12"><text:s text:c="4"/></text:span></text:span><text:span text:style-name="Source_20_Text"><text:span text:style-name="T14">project_id</text:span></text:span><text:span text:style-name="Source_20_Text"><text:span text:style-name="T1"> int not null,</text:span></text:span></text:p>
      <text:p text:style-name="P14"><text:s text:c="4"/><text:span text:style-name="Source_20_Text"><text:span text:style-name="T1">primary key (</text:span></text:span><text:span text:style-name="Source_20_Text"><text:span text:style-name="T4">server_</text:span></text:span><text:span text:style-name="Source_20_Text"><text:span text:style-name="T1">id),</text:span></text:span></text:p>
      <text:p text:style-name="P14"><text:span text:style-name="Source_20_Text"><text:span text:style-name="T12"><text:s text:c="4"/></text:span></text:span><text:span text:style-name="Source_20_Text"><text:span text:style-name="T1">foreign key (</text:span></text:span><text:span text:style-name="Source_20_Text"><text:span text:style-name="T4">project</text:span></text:span><text:span text:style-name="Source_20_Text"><text:span text:style-name="T1">_id) references </text:span></text:span><text:span text:style-name="Source_20_Text"><text:span text:style-name="T4">project</text:span></text:span><text:span text:style-name="Source_20_Text"><text:span text:style-name="T1">(</text:span></text:span><text:span text:style-name="Source_20_Text"><text:span text:style-name="T4">project</text:span></text:span><text:span text:style-name="Source_20_Text"><text:span text:style-name="T1">_id)</text:span></text:span></text:p>
      <text:p text:style-name="P6"><text:span text:style-name="Source_20_Text"><text:span text:style-name="T1">);</text:span></text:span></text:p>
      <text:p text:style-name="P6"/>
      <text:p text:style-name="P6"/>
      <text:p text:style-name="P6"/>
      <text:p text:style-name="P12"><text:span text:style-name="Source_20_Text"><text:span text:style-name="T1">create table if not exists </text:span></text:span><text:span text:style-name="Source_20_Text"><text:span text:style-name="T5">config</text:span></text:span></text:p>
      <text:p text:style-name="P16"><text:span text:style-name="Source_20_Text"><text:span text:style-name="T1">(</text:span></text:span></text:p>
      <text:p text:style-name="P16"><text:span text:style-name="Source_20_Text"><text:span text:style-name="T12"><text:s text:c="4"/></text:span></text:span><text:span text:style-name="Source_20_Text"><text:span text:style-name="T16">config</text:span></text:span><text:span text:style-name="Source_20_Text"><text:span text:style-name="T14">_id</text:span></text:span><text:span text:style-name="Source_20_Text"><text:span text:style-name="T1"> int not null auto_increment, </text:span></text:span></text:p>
      <text:p text:style-name="P16"><text:span text:style-name="Source_20_Text"><text:span text:style-name="T12"><text:s text:c="4"/></text:span></text:span><text:span text:style-name="Source_20_Text"><text:span text:style-name="T16">config</text:span></text:span><text:span text:style-name="Source_20_Text"><text:span text:style-name="T13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6"><text:span text:style-name="Source_20_Text"><text:span text:style-name="T1"><text:s text:c="8"/></text:span></text:span><text:span text:style-name="Source_20_Text"><text:span text:style-name="T5">config</text:span></text:span><text:span text:style-name="Source_20_Text"><text:span text:style-name="T18">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6"><text:span text:style-name="Source_20_Text"><text:span text:style-name="T12"><text:s text:c="4"/></text:span></text:span><text:span text:style-name="Source_20_Text"><text:span text:style-name="T16">config</text:span></text:span><text:span text:style-name="Source_20_Text"><text:span text:style-name="T15">_file_path</text:span></text:span><text:span text:style-name="Source_20_Text"><text:span text:style-name="T1"> varchar(30) not null,</text:span></text:span></text:p>
      <text:p text:style-name="P16"><text:span text:style-name="Source_20_Text"><text:span text:style-name="T17"><text:s text:c="4"/></text:span></text:span><text:span text:style-name="Source_20_Text"><text:span text:style-name="T19">config</text:span></text:span><text:span text:style-name="Source_20_Text"><text:span text:style-name="T18">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8"><text:span text:style-name="Source_20_Text"><text:span text:style-name="T12"><text:s text:c="4"/></text:span></text:span><text:span text:style-name="Source_20_Text"><text:span text:style-name="T15">server</text:span></text:span><text:span text:style-name="Source_20_Text"><text:span text:style-name="T14">_id</text:span></text:span><text:span text:style-name="Source_20_Text"><text:span text:style-name="T1"> int not null,</text:span></text:span></text:p>
      <text:p text:style-name="P16"><text:s text:c="4"/><text:span text:style-name="Source_20_Text"><text:span text:style-name="T1">primary key (</text:span></text:span><text:span text:style-name="Source_20_Text"><text:span text:style-name="T5">config</text:span></text:span><text:span text:style-name="Source_20_Text"><text:span text:style-name="T4">_</text:span></text:span><text:span text:style-name="Source_20_Text"><text:span text:style-name="T1">id),</text:span></text:span></text:p>
      <text:p text:style-name="P16"><text:span text:style-name="Source_20_Text"><text:span text:style-name="T12"><text:s text:c="4"/></text:span></text:span><text:span text:style-name="Source_20_Text"><text:span text:style-name="T1">foreign key (</text:span></text:span><text:span text:style-name="Source_20_Text"><text:span text:style-name="T5">server</text:span></text:span><text:span text:style-name="Source_20_Text"><text:span text:style-name="T1">_id) references </text:span></text:span><text:span text:style-name="Source_20_Text"><text:span text:style-name="T5">server</text:span></text:span><text:span text:style-name="Source_20_Text"><text:span text:style-name="T1">(</text:span></text:span><text:span text:style-name="Source_20_Text"><text:span text:style-name="T5">server</text:span></text:span><text:span text:style-name="Source_20_Text"><text:span text:style-name="T1">_id)</text:span></text:span></text:p>
      <text:p text:style-name="P16"><text:span text:style-name="Source_20_Text"><text:span text:style-name="T1">);</text:span>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6:36:52.646505074</meta:creation-date>
    <dc:date>2015-11-21T22:22:38.888503849</dc:date>
    <meta:editing-duration>PT5H17M1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195" meta:character-count="1710" meta:non-whitespace-character-count="1398"/>
  </office:meta>
</office:document-meta>
</file>